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10654" officeooo:paragraph-rsid="00110654" style:font-size-asian="15.75pt" style:font-size-complex="18pt"/>
    </style:style>
    <style:style style:name="P3" style:family="paragraph" style:parent-style-name="Standard">
      <style:text-properties fo:font-size="18pt" officeooo:rsid="001890d9" officeooo:paragraph-rsid="001890d9" style:font-size-asian="15.75pt" style:font-size-complex="18pt"/>
    </style:style>
    <style:style style:name="P4" style:family="paragraph" style:parent-style-name="Standard">
      <style:text-properties fo:font-size="18pt" officeooo:rsid="001c3525" officeooo:paragraph-rsid="001c3525" style:font-size-asian="15.75pt" style:font-size-complex="18pt"/>
    </style:style>
    <style:style style:name="P5" style:family="paragraph" style:parent-style-name="Standard">
      <style:text-properties fo:font-size="18pt" officeooo:rsid="001ea5d9" officeooo:paragraph-rsid="001ea5d9" style:font-size-asian="15.75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officeooo:rsid="000e7960" officeooo:paragraph-rsid="000e7960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4ec9b0"/>
    </style:style>
    <style:style style:name="T8" style:family="text">
      <style:text-properties fo:color="#4fc1ff"/>
    </style:style>
    <style:style style:name="T9" style:family="text">
      <style:text-properties fo:color="#9cdcfe"/>
    </style:style>
    <style:style style:name="T10" style:family="text">
      <style:text-properties fo:color="#d4d4d4"/>
    </style:style>
    <style:style style:name="T11" style:family="text">
      <style:text-properties fo:color="#ce9178"/>
    </style:style>
    <style:style style:name="T12" style:family="text">
      <style:text-properties fo:color="#ce9178" officeooo:rsid="00161b0d"/>
    </style:style>
    <style:style style:name="T13" style:family="text">
      <style:text-properties fo:color="#b5cea8"/>
    </style:style>
    <style:style style:name="T14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rraform Commands</text:p>
      <text:p text:style-name="Standard"><text:span text:style-name="T6">Which command can be used to create a visual representation of our </text:span><text:span text:style-name="Source_20_Text"><text:span text:style-name="T6">terraform </text:span></text:span><text:span text:style-name="T6">resources?</text:span></text:p>
      <text:p text:style-name="P2">Terraform graph</text:p>
      <text:p text:style-name="P2"/>
      <text:p text:style-name="Text_20_body"><text:span text:style-name="T6">We have created a configuration directory </text:span><text:span text:style-name="Source_20_Text"><text:span text:style-name="T6">/root/terraform-projects/project-shazam</text:span></text:span><text:span text:style-name="T6">. The configuration file inside will be used to create an </text:span><text:span text:style-name="Source_20_Text"><text:span text:style-name="T6">RSA </text:span></text:span><text:span text:style-name="T6">type private key and then a </text:span><text:span text:style-name="Source_20_Text"><text:span text:style-name="T6">certificate signing request </text:span></text:span><text:span text:style-name="T6">or a </text:span><text:span text:style-name="Source_20_Text"><text:span text:style-name="T6">csr </text:span></text:span><text:span text:style-name="T6">using this key.<text:line-break/>However, there is an error with the configuration.<text:line-break/>Use the </text:span><text:span text:style-name="Source_20_Text"><text:span text:style-name="T6">terraform validate </text:span></text:span><text:span text:style-name="T6">command, troubleshoot, and fix the issue.</text:span></text:p>
      <text:p text:style-name="Text_20_body"><text:span text:style-name="T6">You don't have to create the resources yet! You only need to fix the errors reported by </text:span><text:span text:style-name="Source_20_Text"><text:span text:style-name="T6">terraform validate</text:span></text:span><text:span text:style-name="T6">.</text:span></text:p>
      <text:p text:style-name="P7">resource "local_file" "key_data" {</text:p>
      <text:p text:style-name="P7">filename = "/tmp/.pki/private_key.pem"</text:p>
      <text:p text:style-name="P7">content = tls_private_key.private_key.private_key_pem</text:p>
      <text:p text:style-name="P7">file_permission = "0400"</text:p>
      <text:p text:style-name="P7">}</text:p>
      <text:p text:style-name="P7">resource "tls_private_key" "private_key" {</text:p>
      <text:p text:style-name="P7">algorithm = "RSA"</text:p>
      <text:p text:style-name="P7">rsa_bits = 2048</text:p>
      <text:p text:style-name="P7">ecdsa_curve = "P384"</text:p>
      <text:p text:style-name="P7">}</text:p>
      <text:p text:style-name="P7">resource "tls_cert_request" "csr" {</text:p>
      <text:p text:style-name="P7">private_key_pem = file("/tmp/.pki/private_key.pem")</text:p>
      <text:p text:style-name="P7">depends_on = [ local_file.key_data ]</text:p>
      <text:p text:style-name="P7"/>
      <text:p text:style-name="P7">subject {</text:p>
      <text:p text:style-name="P7">common_name = "flexit.com"</text:p>
      <text:p text:style-name="P7">organization = "FlexIT Consulting Services"</text:p>
      <text:p text:style-name="P7"><text:soft-page-break/>}</text:p>
      <text:p text:style-name="P7">}</text:p>
      <text:p text:style-name="P9"/>
      <text:p text:style-name="Text_20_body"><text:span text:style-name="T6">Now, navigate to the directory </text:span><text:span text:style-name="Source_20_Text"><text:span text:style-name="T6">/root/terraform-projects/project-a</text:span></text:span><text:span text:style-name="T6">. We have already created the resources specified in this configuration.<text:line-break/>Fetch details from the state file and identify the value of the </text:span><text:span text:style-name="Source_20_Text"><text:span text:style-name="T6">filename </text:span></text:span><text:span text:style-name="T6">argument.</text:span></text:p>
      <text:p text:style-name="P10">Note: Do not rely on the current value in the configuration file.</text:p>
      <text:p text:style-name="P7">filename = "/root/codes"</text:p>
      <text:p text:style-name="P6"/>
      <text:p text:style-name="Standard"><text:span text:style-name="T6">In these </text:span><text:span text:style-name="Source_20_Text"><text:span text:style-name="T6">terraform </text:span></text:span><text:span text:style-name="T6">labs, we have used multiple providers so far. But, what are </text:span><text:span text:style-name="Source_20_Text"><text:span text:style-name="T6">providers</text:span></text:span><text:span text:style-name="T6">?</text:span></text:p>
      <text:p text:style-name="P3">Plugins</text:p>
      <text:p text:style-name="P3"/>
      <text:p text:style-name="Standard"><text:span text:style-name="T6">Which one is a valid </text:span><text:span text:style-name="Source_20_Text"><text:span text:style-name="T6">sub-command </text:span></text:span><text:span text:style-name="T6">of the </text:span><text:span text:style-name="Source_20_Text"><text:span text:style-name="T6">terraform providers </text:span></text:span><text:span text:style-name="T6">command?</text:span></text:p>
      <text:p text:style-name="P4">Mirror</text:p>
      <text:p text:style-name="P1"/>
      <text:p text:style-name="P1"/>
      <text:p text:style-name="Standard"><text:span text:style-name="T6">A new configuration directory </text:span><text:span text:style-name="Source_20_Text"><text:span text:style-name="T6">/root/terraform-projects/provider </text:span></text:span><text:span text:style-name="T6">has been created. We have already run the </text:span><text:span text:style-name="Source_20_Text"><text:span text:style-name="T6">terraform init </text:span></text:span><text:span text:style-name="T6">command.<text:line-break/>Now check the provider plugins that have been downloaded from the command line utility (instead of inspecting the</text:span><text:span text:style-name="Source_20_Text"><text:span text:style-name="T6">.terraform </text:span></text:span><text:span text:style-name="T6">directory). After that choose the correct option.</text:span></text:p>
      <text:p text:style-name="P5">local &amp;&amp; aw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00:09:48.098861117</meta:creation-date>
    <dc:date>2024-04-24T00:19:44.604325967</dc:date>
    <meta:editing-duration>PT9M5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57" meta:character-count="1811" meta:non-whitespace-character-count="1586"/>
  </office:meta>
</office:document-meta>
</file>